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41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9.1in"/>
    </style:style>
    <style:style style:name="co5" style:family="table-column">
      <style:table-column-properties fo:break-before="auto" style:column-width="3.9043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d59"/>
    </style:style>
  </office:automatic-styles>
  <office:body>
    <office:spreadsheet>
      <table:calculation-settings table:automatic-find-labels="false" table:use-regular-expressions="false" table:use-wildcards="true"/>
      <table:table table:name="politic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/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hit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ountries</text:p>
          </table:table-cell>
          <table:table-cell table:style-name="Default"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267534" calcext:value-type="float">
            <text:p>8267534</text:p>
          </table:table-cell>
          <table:table-cell office:value-type="string" calcext:value-type="string">
            <text:p>advoca(cy|te)</text:p>
          </table:table-cell>
          <table:table-cell office:value-type="string" calcext:value-type="string">
            <text:p>sharethis - ca, fr, de, uk, au, hk - people &amp; society - social issues &amp; advocacy - charity &amp; philanthropy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267535" calcext:value-type="float">
            <text:p>8267535</text:p>
          </table:table-cell>
          <table:table-cell office:value-type="string" calcext:value-type="string">
            <text:p>advoca(cy|te)</text:p>
          </table:table-cell>
          <table:table-cell office:value-type="string" calcext:value-type="string">
            <text:p>sharethis - ca, fr, de, uk, au, hk - people &amp; society - social issues &amp; advocacy - discrimination &amp; identity relations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267536" calcext:value-type="float">
            <text:p>8267536</text:p>
          </table:table-cell>
          <table:table-cell office:value-type="string" calcext:value-type="string">
            <text:p>advoca(cy|te)</text:p>
          </table:table-cell>
          <table:table-cell office:value-type="string" calcext:value-type="string">
            <text:p>sharethis - ca, fr, de, uk, au, hk - people &amp; society - social issues &amp; advocacy - drug laws &amp; policy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267537" calcext:value-type="float">
            <text:p>8267537</text:p>
          </table:table-cell>
          <table:table-cell office:value-type="string" calcext:value-type="string">
            <text:p>advoca(cy|te)</text:p>
          </table:table-cell>
          <table:table-cell office:value-type="string" calcext:value-type="string">
            <text:p>sharethis - ca, fr, de, uk, au, hk - people &amp; society - social issues &amp; advocacy - ethics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67538" calcext:value-type="float">
            <text:p>8267538</text:p>
          </table:table-cell>
          <table:table-cell office:value-type="string" calcext:value-type="string">
            <text:p>advoca(cy|te)</text:p>
          </table:table-cell>
          <table:table-cell office:value-type="string" calcext:value-type="string">
            <text:p>sharethis - ca, fr, de, uk, au, hk - people &amp; society - social issues &amp; advocacy - green living &amp; environmental issues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267539" calcext:value-type="float">
            <text:p>8267539</text:p>
          </table:table-cell>
          <table:table-cell office:value-type="string" calcext:value-type="string">
            <text:p>advoca(cy|te)</text:p>
          </table:table-cell>
          <table:table-cell office:value-type="string" calcext:value-type="string">
            <text:p>sharethis - ca, fr, de, uk, au, hk - people &amp; society - social issues &amp; advocacy - housing &amp; development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267540" calcext:value-type="float">
            <text:p>8267540</text:p>
          </table:table-cell>
          <table:table-cell office:value-type="string" calcext:value-type="string">
            <text:p>advoca(cy|te)</text:p>
          </table:table-cell>
          <table:table-cell office:value-type="string" calcext:value-type="string">
            <text:p>sharethis - ca, fr, de, uk, au, hk - people &amp; society - social issues &amp; advocacy - human rights &amp; liberties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267541" calcext:value-type="float">
            <text:p>8267541</text:p>
          </table:table-cell>
          <table:table-cell office:value-type="string" calcext:value-type="string">
            <text:p>advoca(cy|te)</text:p>
          </table:table-cell>
          <table:table-cell office:value-type="string" calcext:value-type="string">
            <text:p>sharethis - ca, fr, de, uk, au, hk - people &amp; society - social issues &amp; advocacy - immigration policy &amp; border issues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267542" calcext:value-type="float">
            <text:p>8267542</text:p>
          </table:table-cell>
          <table:table-cell office:value-type="string" calcext:value-type="string">
            <text:p>advoca(cy|te)</text:p>
          </table:table-cell>
          <table:table-cell office:value-type="string" calcext:value-type="string">
            <text:p>sharethis - ca, fr, de, uk, au, hk - people &amp; society - social issues &amp; advocacy - poverty &amp; hunger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267543" calcext:value-type="float">
            <text:p>8267543</text:p>
          </table:table-cell>
          <table:table-cell office:value-type="string" calcext:value-type="string">
            <text:p>advoca(cy|te)</text:p>
          </table:table-cell>
          <table:table-cell office:value-type="string" calcext:value-type="string">
            <text:p>sharethis - ca, fr, de, uk, au, hk - people &amp; society - social issues &amp; advocacy - privacy issues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table:style-name="Default" office:value-type="float" office:value="430" calcext:value-type="float">
            <text:p>430</text:p>
          </table:table-cell>
          <table:table-cell table:style-name="Default" office:value-type="float" office:value="18060829" calcext:value-type="float">
            <text:p>18060829</text:p>
          </table:table-cell>
          <table:table-cell table:style-name="Default" office:value-type="string" calcext:value-type="string">
            <text:p>animal ?rights</text:p>
          </table:table-cell>
          <table:table-cell table:style-name="Default" office:value-type="string" calcext:value-type="string">
            <text:p>eyeota - se ndr - 11 interests kantar sifo - interested in: animal rights</text:p>
          </table:table-cell>
          <table:table-cell table:style-name="Default" office:value-type="string" calcext:value-type="string">
            <text:p>['swede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3715500" calcext:value-type="float">
            <text:p>13715500</text:p>
          </table:table-cell>
          <table:table-cell table:style-name="Default" office:value-type="string" calcext:value-type="string">
            <text:p>conservative</text:p>
          </table:table-cell>
          <table:table-cell table:style-name="Default" office:value-type="string" calcext:value-type="string">
            <text:p>bisnode &gt; se &gt; persona &gt; conservative </text:p>
          </table:table-cell>
          <table:table-cell table:style-name="Default" office:value-type="string" calcext:value-type="string">
            <text:p>['swede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53" calcext:value-type="float">
            <text:p>353</text:p>
          </table:table-cell>
          <table:table-cell table:style-name="Default" office:value-type="float" office:value="3577258" calcext:value-type="float">
            <text:p>3577258</text:p>
          </table:table-cell>
          <table:table-cell table:style-name="Default" office:value-type="string" calcext:value-type="string">
            <text:p>conservative</text:p>
          </table:table-cell>
          <table:table-cell table:style-name="Default" office:value-type="string" calcext:value-type="string">
            <text:p>eyeota - de experian - sociodemographic - consumer typology - conservative values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61" calcext:value-type="float">
            <text:p>561</text:p>
          </table:table-cell>
          <table:table-cell table:style-name="Default" office:value-type="float" office:value="22180669" calcext:value-type="float">
            <text:p>22180669</text:p>
          </table:table-cell>
          <table:table-cell table:style-name="Default" office:value-type="string" calcext:value-type="string">
            <text:p>conservative</text:p>
          </table:table-cell>
          <table:table-cell table:style-name="Default" office:value-type="string" calcext:value-type="string">
            <text:p>eyeota - es experian - sociodemographic - automotive segmentation - tv1 - conservatives high status</text:p>
          </table:table-cell>
          <table:table-cell table:style-name="Default" office:value-type="string" calcext:value-type="string">
            <text:p>['spai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56" calcext:value-type="float">
            <text:p>556</text:p>
          </table:table-cell>
          <table:table-cell table:style-name="Default" office:value-type="float" office:value="21779780" calcext:value-type="float">
            <text:p>21779780</text:p>
          </table:table-cell>
          <table:table-cell table:style-name="Default" office:value-type="string" calcext:value-type="string">
            <text:p>conservative</text:p>
          </table:table-cell>
          <table:table-cell table:style-name="Default" office:value-type="string" calcext:value-type="string">
            <text:p>eyeota - miq - de experian - sociodemographic - consumer typology - conservative values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11053918" calcext:value-type="float">
            <text:p>11053918</text:p>
          </table:table-cell>
          <table:table-cell table:style-name="Default" office:value-type="string" calcext:value-type="string">
            <text:p>conservative</text:p>
          </table:table-cell>
          <table:table-cell table:style-name="Default" office:value-type="string" calcext:value-type="string">
            <text:p>kbm group - germany - microm data | microm cars and mobility | car owner typology | conservative lower middle-class driver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11053934" calcext:value-type="float">
            <text:p>11053934</text:p>
          </table:table-cell>
          <table:table-cell table:style-name="Default" office:value-type="string" calcext:value-type="string">
            <text:p>conservative</text:p>
          </table:table-cell>
          <table:table-cell table:style-name="Default" office:value-type="string" calcext:value-type="string">
            <text:p>kbm group - germany - microm data | microm geo milieus | established conservative milieu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13724596" calcext:value-type="float">
            <text:p>13724596</text:p>
          </table:table-cell>
          <table:table-cell table:style-name="Default" office:value-type="string" calcext:value-type="string">
            <text:p>conservative</text:p>
          </table:table-cell>
          <table:table-cell table:style-name="Default" office:value-type="string" calcext:value-type="string">
            <text:p>schober &gt; de &gt; b2c &gt; demography &gt; conservative retiree 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13724911" calcext:value-type="float">
            <text:p>13724911</text:p>
          </table:table-cell>
          <table:table-cell table:style-name="Default" office:value-type="string" calcext:value-type="string">
            <text:p>conservative</text:p>
          </table:table-cell>
          <table:table-cell table:style-name="Default" office:value-type="string" calcext:value-type="string">
            <text:p>schober &gt; de &gt; b2c &gt; fundraising &gt; conservative values 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1273629" calcext:value-type="float">
            <text:p>21273629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affectv_neg_corona_death_dell_de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1273571" calcext:value-type="float">
            <text:p>21273571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affectv_neg_corona_death_dell_fr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351307" calcext:value-type="float">
            <text:p>21351307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peer39: negative industry &gt;coronavirus (english,french, spanish, german)</text:p>
          </table:table-cell>
          <table:table-cell office:value-type="string" calcext:value-type="string">
            <text:p>['germany', 'spain', 'france']</text:p>
          </table:table-cell>
          <table:table-cell table:number-columns-repeated="101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1351309" calcext:value-type="float">
            <text:p>21351309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peer39: safe from negative coronavirus content (english,french, spanish, german)</text:p>
          </table:table-cell>
          <table:table-cell office:value-type="string" calcext:value-type="string">
            <text:p>['germany', 'spain', 'france']</text:p>
          </table:table-cell>
          <table:table-cell table:number-columns-repeated="1019"/>
        </table:table-row>
        <table:table-row table:style-name="ro1">
          <table:table-cell table:style-name="Default" office:value-type="float" office:value="716" calcext:value-type="float">
            <text:p>716</text:p>
          </table:table-cell>
          <table:table-cell table:style-name="Default" office:value-type="float" office:value="24962051" calcext:value-type="float">
            <text:p>24962051</text:p>
          </table:table-cell>
          <table:table-cell table:style-name="Default" office:value-type="string" calcext:value-type="string">
            <text:p>covid</text:p>
          </table:table-cell>
          <table:table-cell table:style-name="Default" office:value-type="string" calcext:value-type="string">
            <text:p>adsquare data alliance &gt; de &gt; covid-19 audiences (corona pandemic) &gt; covid-19 business <text:s/>&gt; essential workers - government 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17" calcext:value-type="float">
            <text:p>717</text:p>
          </table:table-cell>
          <table:table-cell table:style-name="Default" office:value-type="float" office:value="24962113" calcext:value-type="float">
            <text:p>24962113</text:p>
          </table:table-cell>
          <table:table-cell table:style-name="Default" office:value-type="string" calcext:value-type="string">
            <text:p>covid</text:p>
          </table:table-cell>
          <table:table-cell table:style-name="Default" office:value-type="string" calcext:value-type="string">
            <text:p>adsquare data alliance &gt; de &gt; covid-19 audiences (corona pandemic) &gt; covid-19 business <text:s/>&gt; essential workers - ngo 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17" calcext:value-type="float">
            <text:p>517</text:p>
          </table:table-cell>
          <table:table-cell table:style-name="Default" office:value-type="float" office:value="21220995" calcext:value-type="float">
            <text:p>21220995</text:p>
          </table:table-cell>
          <table:table-cell table:style-name="Default" office:value-type="string" calcext:value-type="string">
            <text:p>covid</text:p>
          </table:table-cell>
          <table:table-cell table:style-name="Default" office:value-type="string" calcext:value-type="string">
            <text:p>xaxisfi_neg_covid19death </text:p>
          </table:table-cell>
          <table:table-cell table:style-name="Default" office:value-type="string" calcext:value-type="string">
            <text:p>['finland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18" calcext:value-type="float">
            <text:p>518</text:p>
          </table:table-cell>
          <table:table-cell table:style-name="Default" office:value-type="float" office:value="21220997" calcext:value-type="float">
            <text:p>21220997</text:p>
          </table:table-cell>
          <table:table-cell table:style-name="Default" office:value-type="string" calcext:value-type="string">
            <text:p>covid</text:p>
          </table:table-cell>
          <table:table-cell table:style-name="Default" office:value-type="string" calcext:value-type="string">
            <text:p>xaxisfi_neg_covid19death_en </text:p>
          </table:table-cell>
          <table:table-cell table:style-name="Default" office:value-type="string" calcext:value-type="string">
            <text:p>['finland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19" calcext:value-type="float">
            <text:p>519</text:p>
          </table:table-cell>
          <table:table-cell table:style-name="Default" office:value-type="float" office:value="21221012" calcext:value-type="float">
            <text:p>21221012</text:p>
          </table:table-cell>
          <table:table-cell table:style-name="Default" office:value-type="string" calcext:value-type="string">
            <text:p>covid</text:p>
          </table:table-cell>
          <table:table-cell table:style-name="Default" office:value-type="string" calcext:value-type="string">
            <text:p>xaxisfi_neg_covid19death_fi </text:p>
          </table:table-cell>
          <table:table-cell table:style-name="Default" office:value-type="string" calcext:value-type="string">
            <text:p>['finland']</text:p>
          </table:table-cell>
          <table:table-cell table:style-name="Default" table:number-columns-repeated="101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213992" calcext:value-type="float">
            <text:p>21213992</text:p>
          </table:table-cell>
          <table:table-cell office:value-type="string" calcext:value-type="string">
            <text:p>crim(e|inal)</text:p>
          </table:table-cell>
          <table:table-cell office:value-type="string" calcext:value-type="string">
            <text:p>peer39: custom category&gt;brand safety denmark - mature_profanity_accidents_crime_death</text:p>
          </table:table-cell>
          <table:table-cell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3636623" calcext:value-type="float">
            <text:p>23636623</text:p>
          </table:table-cell>
          <table:table-cell office:value-type="string" calcext:value-type="string">
            <text:p>crim(e|inal)</text:p>
          </table:table-cell>
          <table:table-cell office:value-type="string" calcext:value-type="string">
            <text:p>peer39: custom category&gt;brand safety greece - mature_profanity_accidents_crime_death</text:p>
          </table:table-cell>
          <table:table-cell office:value-type="string" calcext:value-type="string">
            <text:p>['greece']</text:p>
          </table:table-cell>
          <table:table-cell table:number-columns-repeated="101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3636641" calcext:value-type="float">
            <text:p>23636641</text:p>
          </table:table-cell>
          <table:table-cell office:value-type="string" calcext:value-type="string">
            <text:p>crim(e|inal)</text:p>
          </table:table-cell>
          <table:table-cell office:value-type="string" calcext:value-type="string">
            <text:p>peer39: custom category&gt;brand safety greece - mature_profanity_accidents_crime_death_2</text:p>
          </table:table-cell>
          <table:table-cell office:value-type="string" calcext:value-type="string">
            <text:p>['greece']</text:p>
          </table:table-cell>
          <table:table-cell table:number-columns-repeated="101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3636643" calcext:value-type="float">
            <text:p>23636643</text:p>
          </table:table-cell>
          <table:table-cell office:value-type="string" calcext:value-type="string">
            <text:p>crim(e|inal)</text:p>
          </table:table-cell>
          <table:table-cell office:value-type="string" calcext:value-type="string">
            <text:p>peer39: custom category&gt;brand safety greece - mature_profanity_accidents_crime_death_3</text:p>
          </table:table-cell>
          <table:table-cell office:value-type="string" calcext:value-type="string">
            <text:p>['greece']</text:p>
          </table:table-cell>
          <table:table-cell table:number-columns-repeated="101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214003" calcext:value-type="float">
            <text:p>21214003</text:p>
          </table:table-cell>
          <table:table-cell office:value-type="string" calcext:value-type="string">
            <text:p>crim(e|inal)</text:p>
          </table:table-cell>
          <table:table-cell office:value-type="string" calcext:value-type="string">
            <text:p>peer39: custom category&gt;brand safety romania - mature_profanity_accidents_crime_death</text:p>
          </table:table-cell>
          <table:table-cell office:value-type="string" calcext:value-type="string">
            <text:p>['romania']</text:p>
          </table:table-cell>
          <table:table-cell table:number-columns-repeated="101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560817" calcext:value-type="float">
            <text:p>20560817</text:p>
          </table:table-cell>
          <table:table-cell office:value-type="string" calcext:value-type="string">
            <text:p>crim(e|inal)</text:p>
          </table:table-cell>
          <table:table-cell office:value-type="string" calcext:value-type="string">
            <text:p>peer39: custom category&gt;brand safety sweden - mature_profanity_accidents_crime_death</text:p>
          </table:table-cell>
          <table:table-cell office:value-type="string" calcext:value-type="string">
            <text:p>['sweden']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79337" calcext:value-type="float">
            <text:p>7579337</text:p>
          </table:table-cell>
          <table:table-cell office:value-type="string" calcext:value-type="string">
            <text:p>diesel(affae?re|gate)</text:p>
          </table:table-cell>
          <table:table-cell office:value-type="string" calcext:value-type="string">
            <text:p>xaxisbel_dieselgate </text:p>
          </table:table-cell>
          <table:table-cell office:value-type="string" calcext:value-type="string">
            <text:p>['belgium']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77118" calcext:value-type="float">
            <text:p>7577118</text:p>
          </table:table-cell>
          <table:table-cell office:value-type="string" calcext:value-type="string">
            <text:p>diesel(affae?re|gate)</text:p>
          </table:table-cell>
          <table:table-cell office:value-type="string" calcext:value-type="string">
            <text:p>xaxisbel_gs_auto_dieselgate_dutch </text:p>
          </table:table-cell>
          <table:table-cell office:value-type="string" calcext:value-type="string">
            <text:p>['belgium', 'netherlands']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77145" calcext:value-type="float">
            <text:p>7577145</text:p>
          </table:table-cell>
          <table:table-cell office:value-type="string" calcext:value-type="string">
            <text:p>diesel(affae?re|gate)</text:p>
          </table:table-cell>
          <table:table-cell office:value-type="string" calcext:value-type="string">
            <text:p>xaxisbel_gs_auto_dieselgate_fr </text:p>
          </table:table-cell>
          <table:table-cell office:value-type="string" calcext:value-type="string">
            <text:p>['belgium', 'france']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77143" calcext:value-type="float">
            <text:p>7577143</text:p>
          </table:table-cell>
          <table:table-cell office:value-type="string" calcext:value-type="string">
            <text:p>diesel(affae?re|gate)</text:p>
          </table:table-cell>
          <table:table-cell office:value-type="string" calcext:value-type="string">
            <text:p>xaxisbel_gs_auto_dieselgate_nl </text:p>
          </table:table-cell>
          <table:table-cell office:value-type="string" calcext:value-type="string">
            <text:p>['belgium', 'netherlands']</text:p>
          </table:table-cell>
          <table:table-cell table:number-columns-repeated="101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1764050" calcext:value-type="float">
            <text:p>21764050</text:p>
          </table:table-cell>
          <table:table-cell office:value-type="string" calcext:value-type="string">
            <text:p>diesel(affae?re|gate)</text:p>
          </table:table-cell>
          <table:table-cell office:value-type="string" calcext:value-type="string">
            <text:p>xaxisde2_neg_dieselaffaere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275974" calcext:value-type="float">
            <text:p>11275974</text:p>
          </table:table-cell>
          <table:table-cell office:value-type="string" calcext:value-type="string">
            <text:p>diesel(affae?re|gate)</text:p>
          </table:table-cell>
          <table:table-cell office:value-type="string" calcext:value-type="string">
            <text:p>xaxisde_dieselgate_toyota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78585" calcext:value-type="float">
            <text:p>7578585</text:p>
          </table:table-cell>
          <table:table-cell office:value-type="string" calcext:value-type="string">
            <text:p>diesel(affae?re|gate)</text:p>
          </table:table-cell>
          <table:table-cell office:value-type="string" calcext:value-type="string">
            <text:p>xaxisit_fca_dieselgate_negative_gen17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14760010" calcext:value-type="float">
            <text:p>14760010</text:p>
          </table:table-cell>
          <table:table-cell table:style-name="Default" office:value-type="string" calcext:value-type="string">
            <text:p>environment(al)?</text:p>
          </table:table-cell>
          <table:table-cell table:style-name="Default" office:value-type="string" calcext:value-type="string">
            <text:p>acxiom germany &gt; consuming &amp; lifestyle &gt; charity cause &gt; 06: environment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58" calcext:value-type="float">
            <text:p>558</text:p>
          </table:table-cell>
          <table:table-cell table:style-name="Default" office:value-type="float" office:value="21670329" calcext:value-type="float">
            <text:p>21670329</text:p>
          </table:table-cell>
          <table:table-cell table:style-name="Default" office:value-type="string" calcext:value-type="string">
            <text:p>environment(al)?</text:p>
          </table:table-cell>
          <table:table-cell table:style-name="Default" office:value-type="string" calcext:value-type="string">
            <text:p>audience 78507, es &gt; social &amp; environmental sustainability</text:p>
          </table:table-cell>
          <table:table-cell table:style-name="Default" office:value-type="string" calcext:value-type="string">
            <text:p>['spai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15101508" calcext:value-type="float">
            <text:p>15101508</text:p>
          </table:table-cell>
          <table:table-cell table:style-name="Default" office:value-type="string" calcext:value-type="string">
            <text:p>environment(al)?</text:p>
          </table:table-cell>
          <table:table-cell table:style-name="Default" office:value-type="string" calcext:value-type="string">
            <text:p>branded data &gt; nordic data resources &gt; sweden &gt; interests &gt; environmental care (power reach) </text:p>
          </table:table-cell>
          <table:table-cell table:style-name="Default" office:value-type="string" calcext:value-type="string">
            <text:p>['swede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11153779" calcext:value-type="float">
            <text:p>11153779</text:p>
          </table:table-cell>
          <table:table-cell table:style-name="Default" office:value-type="string" calcext:value-type="string">
            <text:p>environment(al)?</text:p>
          </table:table-cell>
          <table:table-cell table:style-name="Default" office:value-type="string" calcext:value-type="string">
            <text:p>branded data &gt; nordic data resources &gt; sweden &gt; interests &gt; environmental care (super target) </text:p>
          </table:table-cell>
          <table:table-cell table:style-name="Default" office:value-type="string" calcext:value-type="string">
            <text:p>['swede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8013152" calcext:value-type="float">
            <text:p>8013152</text:p>
          </table:table-cell>
          <table:table-cell table:style-name="Default" office:value-type="string" calcext:value-type="string">
            <text:p>environment(al)?</text:p>
          </table:table-cell>
          <table:table-cell table:style-name="Default" office:value-type="string" calcext:value-type="string">
            <text:p>branded data &gt; nordic data resources &gt; sweden &gt; super target &gt; interests &gt; environmental care </text:p>
          </table:table-cell>
          <table:table-cell table:style-name="Default" office:value-type="string" calcext:value-type="string">
            <text:p>['swede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072934" calcext:value-type="float">
            <text:p>4072934</text:p>
          </table:table-cell>
          <table:table-cell table:style-name="Default" office:value-type="string" calcext:value-type="string">
            <text:p>environment(al)?</text:p>
          </table:table-cell>
          <table:table-cell table:style-name="Default" office:value-type="string" calcext:value-type="string">
            <text:p>international_eu - france environmentalism </text:p>
          </table:table-cell>
          <table:table-cell table:style-name="Default" office:value-type="string" calcext:value-type="string">
            <text:p>['france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74081" calcext:value-type="float">
            <text:p>4074081</text:p>
          </table:table-cell>
          <table:table-cell table:style-name="Default" office:value-type="string" calcext:value-type="string">
            <text:p>environment(al)?</text:p>
          </table:table-cell>
          <table:table-cell table:style-name="Default" office:value-type="string" calcext:value-type="string">
            <text:p>international_eu - germany environmentalism 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075097" calcext:value-type="float">
            <text:p>4075097</text:p>
          </table:table-cell>
          <table:table-cell table:style-name="Default" office:value-type="string" calcext:value-type="string">
            <text:p>environment(al)?</text:p>
          </table:table-cell>
          <table:table-cell table:style-name="Default" office:value-type="string" calcext:value-type="string">
            <text:p>international_eu - italy environmentalism </text:p>
          </table:table-cell>
          <table:table-cell table:style-name="Default" office:value-type="string" calcext:value-type="string">
            <text:p>['ital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070328" calcext:value-type="float">
            <text:p>4070328</text:p>
          </table:table-cell>
          <table:table-cell table:style-name="Default" office:value-type="string" calcext:value-type="string">
            <text:p>environment(al)?</text:p>
          </table:table-cell>
          <table:table-cell table:style-name="Default" office:value-type="string" calcext:value-type="string">
            <text:p>international_eu - spain environmentalism </text:p>
          </table:table-cell>
          <table:table-cell table:style-name="Default" office:value-type="string" calcext:value-type="string">
            <text:p>['spai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8013151" calcext:value-type="float">
            <text:p>8013151</text:p>
          </table:table-cell>
          <table:table-cell table:style-name="Default" office:value-type="string" calcext:value-type="string">
            <text:p>equality</text:p>
          </table:table-cell>
          <table:table-cell table:style-name="Default" office:value-type="string" calcext:value-type="string">
            <text:p>branded data &gt; nordic data resources &gt; sweden &gt; super target &gt; interests &gt; equality </text:p>
          </table:table-cell>
          <table:table-cell table:style-name="Default" office:value-type="string" calcext:value-type="string">
            <text:p>['swede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28" calcext:value-type="float">
            <text:p>428</text:p>
          </table:table-cell>
          <table:table-cell table:style-name="Default" office:value-type="float" office:value="18059898" calcext:value-type="float">
            <text:p>18059898</text:p>
          </table:table-cell>
          <table:table-cell table:style-name="Default" office:value-type="string" calcext:value-type="string">
            <text:p>equality</text:p>
          </table:table-cell>
          <table:table-cell table:style-name="Default" office:value-type="string" calcext:value-type="string">
            <text:p>eyeota - dk ndr - 08 kantar-gallup interests - interested in: equality</text:p>
          </table:table-cell>
          <table:table-cell table:style-name="Default" office:value-type="string" calcext:value-type="string">
            <text:p>['denmark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438433" calcext:value-type="float">
            <text:p>3438433</text:p>
          </table:table-cell>
          <table:table-cell table:style-name="Default" office:value-type="string" calcext:value-type="string">
            <text:p>equality</text:p>
          </table:table-cell>
          <table:table-cell table:style-name="Default" office:value-type="string" calcext:value-type="string">
            <text:p>xaxisema_diesel_gender_equality_english </text:p>
          </table:table-cell>
          <table:table-cell table:style-name="Default" office:value-type="string" calcext:value-type="string">
            <text:p>['europe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438610" calcext:value-type="float">
            <text:p>3438610</text:p>
          </table:table-cell>
          <table:table-cell table:style-name="Default" office:value-type="string" calcext:value-type="string">
            <text:p>equality</text:p>
          </table:table-cell>
          <table:table-cell table:style-name="Default" office:value-type="string" calcext:value-type="string">
            <text:p>xaxisema_diesel_gender_equality_french </text:p>
          </table:table-cell>
          <table:table-cell table:style-name="Default" office:value-type="string" calcext:value-type="string">
            <text:p>['france', 'europe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438611" calcext:value-type="float">
            <text:p>3438611</text:p>
          </table:table-cell>
          <table:table-cell table:style-name="Default" office:value-type="string" calcext:value-type="string">
            <text:p>equality</text:p>
          </table:table-cell>
          <table:table-cell table:style-name="Default" office:value-type="string" calcext:value-type="string">
            <text:p>xaxisema_diesel_gender_equality_german </text:p>
          </table:table-cell>
          <table:table-cell table:style-name="Default" office:value-type="string" calcext:value-type="string">
            <text:p>['germany', 'europe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438601" calcext:value-type="float">
            <text:p>3438601</text:p>
          </table:table-cell>
          <table:table-cell table:style-name="Default" office:value-type="string" calcext:value-type="string">
            <text:p>equality</text:p>
          </table:table-cell>
          <table:table-cell table:style-name="Default" office:value-type="string" calcext:value-type="string">
            <text:p>xaxisema_diesel_gender_equality_italian </text:p>
          </table:table-cell>
          <table:table-cell table:style-name="Default" office:value-type="string" calcext:value-type="string">
            <text:p>['italy', 'europe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7040935" calcext:value-type="float">
            <text:p>7040935</text:p>
          </table:table-cell>
          <table:table-cell table:style-name="Default" office:value-type="string" calcext:value-type="string">
            <text:p>global ?warming</text:p>
          </table:table-cell>
          <table:table-cell table:style-name="Default" office:value-type="string" calcext:value-type="string">
            <text:p>xaxisema_global_warming </text:p>
          </table:table-cell>
          <table:table-cell table:style-name="Default" office:value-type="string" calcext:value-type="string">
            <text:p>['europe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7041374" calcext:value-type="float">
            <text:p>7041374</text:p>
          </table:table-cell>
          <table:table-cell table:style-name="Default" office:value-type="string" calcext:value-type="string">
            <text:p>global ?warming</text:p>
          </table:table-cell>
          <table:table-cell table:style-name="Default" office:value-type="string" calcext:value-type="string">
            <text:p>xaxisema_global_warming_de </text:p>
          </table:table-cell>
          <table:table-cell table:style-name="Default" office:value-type="string" calcext:value-type="string">
            <text:p>['germany', 'europe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1053958" calcext:value-type="float">
            <text:p>11053958</text:p>
          </table:table-cell>
          <table:table-cell table:style-name="Default" office:value-type="string" calcext:value-type="string">
            <text:p>liberal</text:p>
          </table:table-cell>
          <table:table-cell table:style-name="Default" office:value-type="string" calcext:value-type="string">
            <text:p>kbm group - germany - microm data | microm geo milieus | liberal intellectual milieu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072930" calcext:value-type="float">
            <text:p>4072930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international_eu - france military </text:p>
          </table:table-cell>
          <table:table-cell table:style-name="Default" office:value-type="string" calcext:value-type="string">
            <text:p>['france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074072" calcext:value-type="float">
            <text:p>4074072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international_eu - germany military 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075091" calcext:value-type="float">
            <text:p>4075091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international_eu - italy military </text:p>
          </table:table-cell>
          <table:table-cell table:style-name="Default" office:value-type="string" calcext:value-type="string">
            <text:p>['ital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4070322" calcext:value-type="float">
            <text:p>4070322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international_eu - spain military </text:p>
          </table:table-cell>
          <table:table-cell table:style-name="Default" office:value-type="string" calcext:value-type="string">
            <text:p>['spai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7868436" calcext:value-type="float">
            <text:p>7868436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oracle country-specific audiences &gt; france &gt; b2b &gt; firmographic &gt; industry &gt; government &gt; military </text:p>
          </table:table-cell>
          <table:table-cell table:style-name="Default" office:value-type="string" calcext:value-type="string">
            <text:p>['france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7868466" calcext:value-type="float">
            <text:p>7868466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oracle country-specific audiences &gt; germany &gt; b2b &gt; firmographic &gt; industry &gt; government &gt; military 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7868518" calcext:value-type="float">
            <text:p>7868518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oracle country-specific audiences &gt; italy &gt; b2b &gt; firmographic &gt; industry &gt; government &gt; military </text:p>
          </table:table-cell>
          <table:table-cell table:style-name="Default" office:value-type="string" calcext:value-type="string">
            <text:p>['italy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7868663" calcext:value-type="float">
            <text:p>7868663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oracle country-specific audiences &gt; spain &gt; b2b &gt; firmographic &gt; industry &gt; government &gt; military </text:p>
          </table:table-cell>
          <table:table-cell table:style-name="Default" office:value-type="string" calcext:value-type="string">
            <text:p>['spain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578" calcext:value-type="float">
            <text:p>578</text:p>
          </table:table-cell>
          <table:table-cell table:style-name="Default" office:value-type="float" office:value="23446686" calcext:value-type="float">
            <text:p>23446686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peer39: negative&gt;death, injury or military conflict - formerly death, war - available in english, spanish, french, german, portuguese, italian, dutch, japanese, chinese</text:p>
          </table:table-cell>
          <table:table-cell table:style-name="Default" office:value-type="string" calcext:value-type="string">
            <text:p>['germany', 'spain', 'france', 'italy', 'netherlands', 'portugal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627" calcext:value-type="float">
            <text:p>627</text:p>
          </table:table-cell>
          <table:table-cell table:style-name="Default" office:value-type="float" office:value="23810883" calcext:value-type="float">
            <text:p>23810883</text:p>
          </table:table-cell>
          <table:table-cell table:style-name="Default" office:value-type="string" calcext:value-type="string">
            <text:p>military</text:p>
          </table:table-cell>
          <table:table-cell table:style-name="Default" office:value-type="string" calcext:value-type="string">
            <text:p>peer39: safe from death, injury or military conflict - available in english, spanish, french, german, portuguese, italian, dutch, japanese, chinese</text:p>
          </table:table-cell>
          <table:table-cell table:style-name="Default" office:value-type="string" calcext:value-type="string">
            <text:p>['germany', 'spain', 'france', 'italy', 'netherlands', 'portugal']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246862" calcext:value-type="float">
            <text:p>4246862</text:p>
          </table:table-cell>
          <table:table-cell table:style-name="Default" office:value-type="string" calcext:value-type="string">
            <text:p>newspaper</text:p>
          </table:table-cell>
          <table:table-cell table:style-name="Default" office:value-type="string" calcext:value-type="string">
            <text:p>mediaiq_miq_de_bild_newspaper </text:p>
          </table:table-cell>
          <table:table-cell table:style-name="Default" office:value-type="string" calcext:value-type="string">
            <text:p>['germany']</text:p>
          </table:table-cell>
          <table:table-cell table:style-name="Default" table:number-columns-repeated="101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059896" calcext:value-type="float">
            <text:p>18059896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eyeota - dk ndr - 08 kantar-gallup interests - interested in: economy-politics and society</text:p>
          </table:table-cell>
          <table:table-cell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8059918" calcext:value-type="float">
            <text:p>18059918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eyeota - dk ndr - 08 kantar-gallup interests - interested in: politics</text:p>
          </table:table-cell>
          <table:table-cell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8060864" calcext:value-type="float">
            <text:p>18060864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eyeota - se ndr - 11 interests kantar sifo - interested in: politics</text:p>
          </table:table-cell>
          <table:table-cell office:value-type="string" calcext:value-type="string">
            <text:p>['sweden']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28452" calcext:value-type="float">
            <text:p>4528452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bulgarian </text:p>
          </table:table-cell>
          <table:table-cell office:value-type="string" calcext:value-type="string">
            <text:p>['bulgaria']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24909" calcext:value-type="float">
            <text:p>1424909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czech </text:p>
          </table:table-cell>
          <table:table-cell office:value-type="string" calcext:value-type="string">
            <text:p>['czechia']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3683" calcext:value-type="float">
            <text:p>973683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danish </text:p>
          </table:table-cell>
          <table:table-cell office:value-type="string" calcext:value-type="string">
            <text:p>['denmark']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9785" calcext:value-type="float">
            <text:p>709785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dutch </text:p>
          </table:table-cell>
          <table:table-cell office:value-type="string" calcext:value-type="string">
            <text:p>['netherlands']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76532" calcext:value-type="float">
            <text:p>3376532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finnish </text:p>
          </table:table-cell>
          <table:table-cell office:value-type="string" calcext:value-type="string">
            <text:p>['finland']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09793" calcext:value-type="float">
            <text:p>709793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french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09787" calcext:value-type="float">
            <text:p>709787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german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31034" calcext:value-type="float">
            <text:p>5831034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greek </text:p>
          </table:table-cell>
          <table:table-cell office:value-type="string" calcext:value-type="string">
            <text:p>['greece']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31033" calcext:value-type="float">
            <text:p>5831033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hungarian </text:p>
          </table:table-cell>
          <table:table-cell office:value-type="string" calcext:value-type="string">
            <text:p>['hungary']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9794" calcext:value-type="float">
            <text:p>709794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italian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66935" calcext:value-type="float">
            <text:p>1966935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polish </text:p>
          </table:table-cell>
          <table:table-cell office:value-type="string" calcext:value-type="string">
            <text:p>['poland']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2676" calcext:value-type="float">
            <text:p>992676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portuguese </text:p>
          </table:table-cell>
          <table:table-cell office:value-type="string" calcext:value-type="string">
            <text:p>['portugal']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24911" calcext:value-type="float">
            <text:p>1424911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romanian </text:p>
          </table:table-cell>
          <table:table-cell office:value-type="string" calcext:value-type="string">
            <text:p>['romania']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48591" calcext:value-type="float">
            <text:p>3148591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slovakian </text:p>
          </table:table-cell>
          <table:table-cell office:value-type="string" calcext:value-type="string">
            <text:p>['slovakia']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09789" calcext:value-type="float">
            <text:p>709789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spanish </text:p>
          </table:table-cell>
          <table:table-cell office:value-type="string" calcext:value-type="string">
            <text:p>['spain']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5137" calcext:value-type="float">
            <text:p>2425137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gs_politics_swedish </text:p>
          </table:table-cell>
          <table:table-cell office:value-type="string" calcext:value-type="string">
            <text:p>['sweden']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609827" calcext:value-type="float">
            <text:p>12609827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xaxisit_safe_from_mps_politica_italiana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199335" calcext:value-type="float">
            <text:p>14199335</text:p>
          </table:table-cell>
          <table:table-cell office:value-type="string" calcext:value-type="string">
            <text:p>politic</text:p>
          </table:table-cell>
          <table:table-cell office:value-type="string" calcext:value-type="string">
            <text:p>xchnglab_politics_neg_fr </text:p>
          </table:table-cell>
          <table:table-cell office:value-type="string" calcext:value-type="string">
            <text:p>['france']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67459" calcext:value-type="float">
            <text:p>8267459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sharethis - ca, fr, de, uk, au, hk - law &amp; government - government - intelligence &amp; counterterrorism</text:p>
          </table:table-cell>
          <table:table-cell office:value-type="string" calcext:value-type="string">
            <text:p>['germany', 'france']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75872" calcext:value-type="float">
            <text:p>4975872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tradelab_peugeot_terrorism_belgium </text:p>
          </table:table-cell>
          <table:table-cell office:value-type="string" calcext:value-type="string">
            <text:p>['belgium']</text:p>
          </table:table-cell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236754" calcext:value-type="float">
            <text:p>14236754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xaxisde_redbull_keywords_terror </text:p>
          </table:table-cell>
          <table:table-cell office:value-type="string" calcext:value-type="string">
            <text:p>['germany']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55530" calcext:value-type="float">
            <text:p>5955530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xaxisema_emea_xerox_fr_terrorismattack </text:p>
          </table:table-cell>
          <table:table-cell office:value-type="string" calcext:value-type="string">
            <text:p>['france', 'europe']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98793" calcext:value-type="float">
            <text:p>8698793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xaxisema_mands_terror_exclude_may17 </text:p>
          </table:table-cell>
          <table:table-cell office:value-type="string" calcext:value-type="string">
            <text:p>['europe']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156802" calcext:value-type="float">
            <text:p>8156802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xaxisit_allclients_terror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47692" calcext:value-type="float">
            <text:p>8147692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xaxisit_versace_terrorism_es </text:p>
          </table:table-cell>
          <table:table-cell office:value-type="string" calcext:value-type="string">
            <text:p>['spain', 'italy']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147653" calcext:value-type="float">
            <text:p>8147653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xaxisit_versace_terrorism_fr </text:p>
          </table:table-cell>
          <table:table-cell office:value-type="string" calcext:value-type="string">
            <text:p>['france', 'italy']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47690" calcext:value-type="float">
            <text:p>8147690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xaxisit_versace_terrorism_ge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47651" calcext:value-type="float">
            <text:p>8147651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xaxisit_versace_terrorism_it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47658" calcext:value-type="float">
            <text:p>814765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xaxisit_versace_terrorism_uk </text:p>
          </table:table-cell>
          <table:table-cell office:value-type="string" calcext:value-type="string">
            <text:p>['italy']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political.A1:political.E10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19T15:18:11.614082096</dc:date>
    <meta:editing-duration>PT26M42S</meta:editing-duration>
    <meta:editing-cycles>8</meta:editing-cycles>
    <meta:document-statistic meta:table-count="1" meta:cell-count="514" meta:object-count="0"/>
  </office:meta>
</office:document-meta>
</file>